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3B05000034181FC0DC62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Configuration Management (SCM)(<text:span text:style-name="T1">^= Source Code Management?)</text:span></text:p>
      <text:p text:style-name="P2"/>
      <text:p text:style-name="P2"/>
      <text:p text:style-name="P2">-Documents Changes</text:p>
      <text:p text:style-name="P2">-Undoing / tracking changes</text:p>
      <text:p text:style-name="P2">-Easily letting you integrate code from other authors</text:p>
      <text:p text:style-name="P2"/>
      <text:p text:style-name="P2"><draw:frame draw:style-name="fr1" draw:name="Grafik1" text:anchor-type="paragraph" svg:width="15.109cm" svg:height="13.337cm" draw:z-index="0"><draw:image xlink:href="Pictures/2000000700003B05000034181FC0DC62.svm" xlink:type="simple" xlink:show="embed" xlink:actuate="onLoad"/></draw:frame>Tagging = welche version usw...</text:p>
      <text:p text:style-name="P2">Repository = Datenbank</text:p>
      <text:p text:style-name="P2">Server = Repository Halter</text:p>
      <text:p text:style-name="P2">Client = you</text:p>
      <text:p text:style-name="P2">Working Set/Copy = Dein eigener Branch</text:p>
      <text:p text:style-name="P2">Add → ins Repo zum ersten mal</text:p>
      <text:p text:style-name="P2">Revision → </text:p>
      <text:p text:style-name="P2">Head → latest repo file</text:p>
      <text:p text:style-name="Standard"><text:span text:style-name="T1">check in → </text:span><text:span text:style-name="T2">Der </text:span><text:span text:style-name="T3">Check-in</text:span><text:span text:style-name="T2"> ist der Abfertigungsvorgang für </text:span><text:a xlink:type="simple" xlink:href="http://de.wikipedia.org/wiki/Reise"><text:span text:style-name="T2">Reisende</text:span></text:a><text:span text:style-name="T2"> zur Feststellung der Anwesenheit und zur Feststellung der mitgeführten </text:span><text:a xlink:type="simple" xlink:href="http://de.wikipedia.org/wiki/Gepäck"><text:span text:style-name="T2">Gepäckmenge</text:span></text:a><text:span text:style-name="T2">. </text:span></text:p>
      <text:p text:style-name="Standard"><text:span text:style-name="T1">check out → </text:span><text:span text:style-name="T2">Unter </text:span><text:span text:style-name="T3">Check-out</text:span><text:span text:style-name="T2"> bzw. </text:span><text:span text:style-name="T3">Checkout</text:span><text:span text:style-name="T2"> versteht man im </text:span><text:a xlink:type="simple" xlink:href="http://de.wikipedia.org/wiki/Elektronischer_Handel"><text:span text:style-name="T2">elektronischen Handel</text:span></text:a><text:span text:style-name="T2"> die virtuelle Kasse. </text:span></text:p>
      <text:p text:style-name="P2">Diff/Change/Delta → Unterschiede</text:p>
      <text:p text:style-name="P2">Merge → Änderungen anpassen</text:p>
      <text:p text:style-name="P2">Resolve , n Konflikt → alles gut</text:p>
      <text:p text:style-name="P2">Locking → damit nur einer es gleichzeitig verändern kann</text:p>
      <text:p text:style-name="P2"/>
      <text:p text:style-name="P2"><text:a xlink:type="simple" xlink:href="http://www.github.com/trending">www.github.com/trending</text:a> ← some ideas</text:p>
      <text:p text:style-name="P1"><text:soft-page-break/>Distributed VCS<text:line-break/></text:p>
      <text:p text:style-name="P1"><text:span text:style-name="T1">Multiple Repositories (gleichberechtigt)</text:span></text:p>
      <text:p text:style-name="P1"><text:span text:style-name="T1"/></text:p>
      <text:p text:style-name="P1"><text:span text:style-name="T1"><draw:frame draw:style-name="fr2" draw:name="Grafik2" text:anchor-type="as-char" svg:width="12.726cm" svg:height="12.039cm" draw:z-index="1"><draw:image xlink:href="http://osteele.com/images/2008/git-transport.png" xlink:type="simple" xlink:show="embed" xlink:actuate="onLoad"/></draw:frame></text:span></text:p>
      <text:p text:style-name="P1"><text:span text:style-name="T1"/></text:p>
      <text:p text:style-name="P1"><text:span text:style-name="T1">www.gitref.org</text:span></text:p>
      <text:p text:style-name="P1"><text:span text:style-name="T1">www.atlassian.com/git</text:span></text:p>
      <text:p text:style-name="P1"><text:span text:style-name="T1">www.try.github.io</text:span></text:p>
      <text:p text:style-name="P1"><text:span text:style-name="T1">www.git-scm-com/boo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7T12:20:57.71</meta:creation-date>
    <dc:date>2013-10-17T13:34:30.50</dc:date>
    <meta:editing-duration>PT1H13M38S</meta:editing-duration>
    <meta:editing-cycles>7</meta:editing-cycles>
    <meta:generator>OpenOffice.org/3.4.1$Win32 OpenOffice.org_project/341m1$Build-9593</meta:generator>
    <meta:document-statistic meta:table-count="0" meta:image-count="2" meta:object-count="0" meta:page-count="2" meta:paragraph-count="26" meta:word-count="127" meta:character-count="919"/>
  </office:meta>
</office:document-meta>
</file>